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38cm"/>
    </style:style>
    <style:style style:name="Table1.B" style:family="table-column">
      <style:table-column-properties style:column-width="5.837cm"/>
    </style:style>
    <style:style style:name="Table1.C" style:family="table-column">
      <style:table-column-properties style:column-width="10.326cm"/>
    </style:style>
    <style:style style:name="Table1.A1" style:family="table-cell">
      <style:table-cell-properties style:vertical-align="middle" fo:padding="0.049cm" fo:border="none"/>
    </style:style>
    <style:style style:name="P1" style:family="paragraph" style:parent-style-name="Heading_20_4">
      <style:text-properties style:font-name="Century Schoolbook L" officeooo:paragraph-rsid="0007dd81"/>
    </style:style>
    <style:style style:name="P2" style:family="paragraph" style:parent-style-name="Heading_20_4">
      <style:paragraph-properties fo:line-height="100%"/>
      <style:text-properties style:font-name="Century Schoolbook L" fo:font-weight="normal" officeooo:paragraph-rsid="0007dd81" style:font-weight-asian="normal" style:font-weight-complex="normal"/>
    </style:style>
    <style:style style:name="P3" style:family="paragraph" style:parent-style-name="Heading_20_4">
      <style:text-properties style:font-name="Century Schoolbook L" fo:font-weight="normal" officeooo:rsid="0007dd81" officeooo:paragraph-rsid="0007dd81" style:font-weight-asian="normal" style:font-weight-complex="normal"/>
    </style:style>
    <style:style style:name="P4" style:family="paragraph" style:parent-style-name="Heading_20_4">
      <style:text-properties style:font-name="Century Schoolbook L" fo:font-size="12pt" fo:font-weight="normal" officeooo:rsid="0007dd81" officeooo:paragraph-rsid="0007dd81" style:font-size-asian="12pt" style:font-weight-asian="normal" style:font-size-complex="12pt" style:font-weight-complex="normal"/>
    </style:style>
    <style:style style:name="P5" style:family="paragraph" style:parent-style-name="Table_20_Heading">
      <style:text-properties style:font-name="Century Schoolbook L"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Century Schoolbook L" fo:font-size="14pt" officeooo:rsid="0007dd81" officeooo:paragraph-rsid="0007dd81" style:font-size-asian="14pt" style:font-size-complex="14pt"/>
    </style:style>
    <style:style style:name="P7" style:family="paragraph" style:parent-style-name="Standard">
      <style:text-properties style:font-name="Century Schoolbook L" officeooo:rsid="0007dd81" officeooo:paragraph-rsid="0007dd81"/>
    </style:style>
    <style:style style:name="P8" style:family="paragraph" style:parent-style-name="Standard">
      <style:paragraph-properties fo:line-height="100%"/>
      <style:text-properties style:font-name="Century Schoolbook L" officeooo:rsid="0007dd81" officeooo:paragraph-rsid="0007dd81"/>
    </style:style>
    <style:style style:name="P9" style:family="paragraph" style:parent-style-name="Standard">
      <style:text-properties style:font-name="Century Schoolbook L" fo:font-size="12pt" officeooo:rsid="0007dd81" officeooo:paragraph-rsid="0007dd81" style:font-size-asian="12pt" style:font-size-complex="12pt"/>
    </style:style>
    <style:style style:name="P10" style:family="paragraph" style:parent-style-name="Text_20_body">
      <style:text-properties officeooo:rsid="0007dd81" officeooo:paragraph-rsid="0007dd81"/>
    </style:style>
    <style:style style:name="P11" style:family="paragraph" style:parent-style-name="Text_20_body">
      <style:text-properties fo:font-size="12pt" officeooo:rsid="0007dd81" officeooo:paragraph-rsid="0007dd81" style:font-size-asian="12pt" style:font-size-complex="12pt"/>
    </style:style>
    <style:style style:name="P12" style:family="paragraph" style:parent-style-name="Text_20_body">
      <style:text-properties officeooo:rsid="0009b910" officeooo:paragraph-rsid="0009b910"/>
    </style:style>
    <style:style style:name="P13" style:family="paragraph" style:parent-style-name="Text_20_body">
      <style:text-properties style:font-name="Century Schoolbook L"/>
    </style:style>
    <style:style style:name="P14" style:family="paragraph" style:parent-style-name="Text_20_body" style:list-style-name="L2">
      <style:text-properties style:font-name="Century Schoolbook L"/>
    </style:style>
    <style:style style:name="P15" style:family="paragraph" style:parent-style-name="Text_20_body">
      <style:text-properties style:font-name="Century Schoolbook L" fo:font-size="12pt" style:font-size-asian="12pt" style:font-size-complex="12pt"/>
    </style:style>
    <style:style style:name="P16" style:family="paragraph" style:parent-style-name="Text_20_body">
      <style:text-properties style:font-name="Century Schoolbook L" fo:font-size="12pt" fo:font-weight="normal" officeooo:rsid="0007dd81" officeooo:paragraph-rsid="0007dd81" style:font-size-asian="12pt" style:font-weight-asian="normal" style:font-size-complex="12pt" style:font-weight-complex="normal"/>
    </style:style>
    <style:style style:name="P17" style:family="paragraph" style:parent-style-name="Text_20_body">
      <style:text-properties style:font-name="Century Schoolbook L" officeooo:paragraph-rsid="0007dd81"/>
    </style:style>
    <style:style style:name="P18" style:family="paragraph" style:parent-style-name="Text_20_body">
      <style:text-properties style:font-name="Century Schoolbook L" officeooo:rsid="0007dd81" officeooo:paragraph-rsid="0009b910"/>
    </style:style>
    <style:style style:name="P19" style:family="paragraph" style:parent-style-name="Text_20_body">
      <style:text-properties style:font-name="Century Schoolbook L" officeooo:rsid="0009b910" officeooo:paragraph-rsid="0009b910"/>
    </style:style>
    <style:style style:name="P20" style:family="paragraph" style:parent-style-name="Text_20_body" style:list-style-name="L3">
      <style:text-properties style:font-name="Century Schoolbook L"/>
    </style:style>
    <style:style style:name="P21" style:family="paragraph" style:parent-style-name="Text_20_body">
      <style:paragraph-properties fo:text-align="justify" style:justify-single-word="false"/>
      <style:text-properties style:font-name="Century Schoolbook L"/>
    </style:style>
    <style:style style:name="P22" style:family="paragraph" style:parent-style-name="Text_20_body">
      <style:text-properties style:font-name="Century Schoolbook L" officeooo:paragraph-rsid="0009b910"/>
    </style:style>
    <style:style style:name="P23" style:family="paragraph" style:parent-style-name="Text_20_body" style:list-style-name="L7">
      <style:text-properties style:font-name="Century Schoolbook L"/>
    </style:style>
    <style:style style:name="P24" style:family="paragraph" style:parent-style-name="Text_20_body" style:list-style-name="L2">
      <style:paragraph-properties fo:margin-top="0cm" fo:margin-bottom="0cm" loext:contextual-spacing="false"/>
      <style:text-properties style:font-name="Century Schoolbook L"/>
    </style:style>
    <style:style style:name="P25" style:family="paragraph" style:parent-style-name="Text_20_body" style:list-style-name="L3">
      <style:paragraph-properties fo:margin-top="0cm" fo:margin-bottom="0cm" loext:contextual-spacing="false"/>
      <style:text-properties style:font-name="Century Schoolbook L"/>
    </style:style>
    <style:style style:name="P26" style:family="paragraph" style:parent-style-name="Text_20_body" style:list-style-name="L7">
      <style:paragraph-properties fo:margin-top="0cm" fo:margin-bottom="0cm" loext:contextual-spacing="false"/>
      <style:text-properties style:font-name="Century Schoolbook L"/>
    </style:style>
    <style:style style:name="P27" style:family="paragraph" style:parent-style-name="Table_20_Contents">
      <style:text-properties style:font-name="Century Schoolbook L" fo:font-size="12pt" style:font-size-asian="12pt" style:font-size-complex="12pt"/>
    </style:style>
    <style:style style:name="P28" style:family="paragraph" style:parent-style-name="Heading_20_3">
      <style:text-properties style:font-name="Century Schoolbook L" fo:font-size="12pt" fo:font-weight="normal" officeooo:rsid="0007dd81" officeooo:paragraph-rsid="0007dd81" style:font-size-asian="12pt" style:font-weight-asian="normal" style:font-size-complex="12pt" style:font-weight-complex="normal"/>
    </style:style>
    <style:style style:name="P29" style:family="paragraph" style:parent-style-name="Heading_20_2">
      <style:text-properties style:font-name="Century Schoolbook L" fo:font-size="12pt" fo:font-weight="normal" officeooo:rsid="0007dd81" officeooo:paragraph-rsid="0007dd81" style:font-size-asian="12pt" style:font-weight-asian="normal" style:font-size-complex="12pt" style:font-weight-complex="normal"/>
    </style:style>
    <style:style style:name="P30" style:family="paragraph" style:parent-style-name="Heading_20_2">
      <style:text-properties style:font-name="Century Schoolbook L" fo:font-size="14pt" fo:font-weight="normal" style:font-size-asian="14pt" style:font-weight-asian="normal" style:font-size-complex="14pt" style:font-weight-complex="normal"/>
    </style:style>
    <style:style style:name="P31" style:family="paragraph" style:parent-style-name="Heading_20_2">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T1" style:family="text">
      <style:text-properties officeooo:rsid="0007dd81"/>
    </style:style>
    <style:style style:name="T2" style:family="text">
      <style:text-properties fo:font-weight="normal" style:font-weight-asian="normal" style:font-weight-complex="normal"/>
    </style:style>
    <style:style style:name="T3" style:family="text">
      <style:text-properties fo:font-weight="normal" officeooo:rsid="0007dd81" style:font-weight-asian="normal" style:font-weight-complex="normal"/>
    </style:style>
    <style:style style:name="T4" style:family="text">
      <style:text-properties officeooo:rsid="0009b910"/>
    </style:style>
    <style:style style:name="T5" style:family="text">
      <style:text-properties officeooo:rsid="000b018d"/>
    </style:style>
    <style:style style:name="T6" style:family="text">
      <style:text-properties style:font-name="Century Schoolbook L"/>
    </style:style>
    <style:style style:name="T7" style:family="text">
      <style:text-properties style:font-name="Century Schoolbook L"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llections In Java</text:p>
      <text:p text:style-name="P7"/>
      <text:p text:style-name="P10"><text:span text:style-name="T6">The </text:span><text:span text:style-name="Strong_20_Emphasis"><text:span text:style-name="T7">Collection in Java</text:span></text:span><text:span text:style-name="T7"> </text:span><text:span text:style-name="T6">is a framework that provides an architecture to store and manipulate the group of objects.</text:span></text:p>
      <text:p text:style-name="P13">Java Collections can achieve all the operations that <text:span text:style-name="T1">we</text:span> perform on a data such as searching, sorting, insertion, manipulation, and deletion. </text:p>
      <text:p text:style-name="P13"><text:s/>Java Collection framework provides many interfaces (Set, List, Queue, Deque) and classes (<text:span text:style-name="T1">Array List</text:span>, Vector, <text:span text:style-name="T1">LinkedList</text:span>, <text:span text:style-name="T1">PriorityQueue</text:span>, HashSet, LinkedHashSet, TreeSet).</text:p>
      <text:p text:style-name="P13"/>
      <text:h text:style-name="P1" text:outline-level="4"><text:span text:style-name="T3">What is a framework in Java?</text:span></text:h>
      <text:h text:style-name="P2" text:outline-level="4">It provides readymade architecture. </text:h>
      <text:h text:style-name="P2" text:outline-level="4">It represents a set of classes and interfaces. </text:h>
      <text:h text:style-name="P2" text:outline-level="4">It is optional. </text:h>
      <text:p text:style-name="P8"/>
      <text:h text:style-name="P3" text:outline-level="4">What is Collection framework?</text:h>
      <text:p text:style-name="P13">The Collection framework represents a unified architecture for storing and manipulating a group of objects. It has:</text:p>
      <text:list xml:id="list8562604349766516072" text:style-name="L2">
        <text:list-item>
          <text:p text:style-name="P24">Interfaces and its implementations, i.e., classes </text:p>
        </text:list-item>
        <text:list-item>
          <text:p text:style-name="P14">Algorithm </text:p>
        </text:list-item>
      </text:list>
      <text:h text:style-name="P28" text:outline-level="3">Methods of Collection interface</text:h>
      <text:p text:style-name="P15">There are many methods declared in the Collection interface. They are as follows:</text:p>
      <table:table table:name="Table1" table:style-name="Table1">
        <table:table-column table:style-name="Table1.A"/>
        <table:table-column table:style-name="Table1.B"/>
        <table:table-column table:style-name="Table1.C"/>
        <table:table-row>
          <table:table-cell table:style-name="Table1.A1" office:value-type="string">
            <text:p text:style-name="P5">No.</text:p>
          </table:table-cell>
          <table:table-cell table:style-name="Table1.A1" office:value-type="string">
            <text:p text:style-name="P5">Method</text:p>
          </table:table-cell>
          <table:table-cell table:style-name="Table1.A1" office:value-type="string">
            <text:p text:style-name="P5">Description</text:p>
          </table:table-cell>
        </table:table-row>
        <table:table-row>
          <table:table-cell table:style-name="Table1.A1" office:value-type="string">
            <text:p text:style-name="P27">1</text:p>
          </table:table-cell>
          <table:table-cell table:style-name="Table1.A1" office:value-type="string">
            <text:p text:style-name="P27">public boolean add(E e)</text:p>
          </table:table-cell>
          <table:table-cell table:style-name="Table1.A1" office:value-type="string">
            <text:p text:style-name="P27">It is used to insert an element in this collection.</text:p>
          </table:table-cell>
        </table:table-row>
        <table:table-row>
          <table:table-cell table:style-name="Table1.A1" office:value-type="string">
            <text:p text:style-name="P27">2</text:p>
          </table:table-cell>
          <table:table-cell table:style-name="Table1.A1" office:value-type="string">
            <text:p text:style-name="P27">public boolean addAll(Collection&lt;? extends E&gt; c)</text:p>
          </table:table-cell>
          <table:table-cell table:style-name="Table1.A1" office:value-type="string">
            <text:p text:style-name="P27">It is used to insert the specified collection elements in the invoking collection.</text:p>
          </table:table-cell>
        </table:table-row>
        <table:table-row>
          <table:table-cell table:style-name="Table1.A1" office:value-type="string">
            <text:p text:style-name="P27">3</text:p>
          </table:table-cell>
          <table:table-cell table:style-name="Table1.A1" office:value-type="string">
            <text:p text:style-name="P27">public boolean remove(Object element)</text:p>
          </table:table-cell>
          <table:table-cell table:style-name="Table1.A1" office:value-type="string">
            <text:p text:style-name="P27">It is used to delete an element from the collection.</text:p>
          </table:table-cell>
        </table:table-row>
        <table:table-row>
          <table:table-cell table:style-name="Table1.A1" office:value-type="string">
            <text:p text:style-name="P27">4</text:p>
          </table:table-cell>
          <table:table-cell table:style-name="Table1.A1" office:value-type="string">
            <text:p text:style-name="P27">public boolean removeAll(Collection&lt;?&gt; c)</text:p>
          </table:table-cell>
          <table:table-cell table:style-name="Table1.A1" office:value-type="string">
            <text:p text:style-name="P27">It is used to delete all the elements of the specified collection from the invoking collection.</text:p>
          </table:table-cell>
        </table:table-row>
        <table:table-row>
          <table:table-cell table:style-name="Table1.A1" office:value-type="string">
            <text:p text:style-name="P27">5</text:p>
          </table:table-cell>
          <table:table-cell table:style-name="Table1.A1" office:value-type="string">
            <text:p text:style-name="P27">default boolean removeIf(Predicate&lt;? super E&gt; filter)</text:p>
          </table:table-cell>
          <table:table-cell table:style-name="Table1.A1" office:value-type="string">
            <text:p text:style-name="P27">It is used to delete all the elements of the collection that satisfy the specified predicate.</text:p>
          </table:table-cell>
        </table:table-row>
        <table:table-row>
          <table:table-cell table:style-name="Table1.A1" office:value-type="string">
            <text:p text:style-name="P27">6</text:p>
          </table:table-cell>
          <table:table-cell table:style-name="Table1.A1" office:value-type="string">
            <text:p text:style-name="P27">public boolean <text:soft-page-break/>retainAll(Collection&lt;?&gt; c)</text:p>
          </table:table-cell>
          <table:table-cell table:style-name="Table1.A1" office:value-type="string">
            <text:p text:style-name="P27">It is used to delete all the elements of invoking <text:soft-page-break/>collection except the specified collection.</text:p>
          </table:table-cell>
        </table:table-row>
        <table:table-row>
          <table:table-cell table:style-name="Table1.A1" office:value-type="string">
            <text:p text:style-name="P27">7</text:p>
          </table:table-cell>
          <table:table-cell table:style-name="Table1.A1" office:value-type="string">
            <text:p text:style-name="P27">public int size()</text:p>
          </table:table-cell>
          <table:table-cell table:style-name="Table1.A1" office:value-type="string">
            <text:p text:style-name="P27">It returns the total number of elements in the collection.</text:p>
          </table:table-cell>
        </table:table-row>
        <table:table-row>
          <table:table-cell table:style-name="Table1.A1" office:value-type="string">
            <text:p text:style-name="P27">8</text:p>
          </table:table-cell>
          <table:table-cell table:style-name="Table1.A1" office:value-type="string">
            <text:p text:style-name="P27">public void clear()</text:p>
          </table:table-cell>
          <table:table-cell table:style-name="Table1.A1" office:value-type="string">
            <text:p text:style-name="P27">It removes the total number of elements from the collection.</text:p>
          </table:table-cell>
        </table:table-row>
        <table:table-row>
          <table:table-cell table:style-name="Table1.A1" office:value-type="string">
            <text:p text:style-name="P27">9</text:p>
          </table:table-cell>
          <table:table-cell table:style-name="Table1.A1" office:value-type="string">
            <text:p text:style-name="P27">public boolean contains(Object element)</text:p>
          </table:table-cell>
          <table:table-cell table:style-name="Table1.A1" office:value-type="string">
            <text:p text:style-name="P27">It is used to search an element.</text:p>
          </table:table-cell>
        </table:table-row>
        <table:table-row>
          <table:table-cell table:style-name="Table1.A1" office:value-type="string">
            <text:p text:style-name="P27">10</text:p>
          </table:table-cell>
          <table:table-cell table:style-name="Table1.A1" office:value-type="string">
            <text:p text:style-name="P27">public boolean containsAll(Collection&lt;?&gt; c)</text:p>
          </table:table-cell>
          <table:table-cell table:style-name="Table1.A1" office:value-type="string">
            <text:p text:style-name="P27">It is used to search the specified collection in the collection.</text:p>
          </table:table-cell>
        </table:table-row>
        <table:table-row>
          <table:table-cell table:style-name="Table1.A1" office:value-type="string">
            <text:p text:style-name="P27">11</text:p>
          </table:table-cell>
          <table:table-cell table:style-name="Table1.A1" office:value-type="string">
            <text:p text:style-name="P27">public Iterator iterator()</text:p>
          </table:table-cell>
          <table:table-cell table:style-name="Table1.A1" office:value-type="string">
            <text:p text:style-name="P27">It returns an iterator.</text:p>
          </table:table-cell>
        </table:table-row>
        <table:table-row>
          <table:table-cell table:style-name="Table1.A1" office:value-type="string">
            <text:p text:style-name="P27">12</text:p>
          </table:table-cell>
          <table:table-cell table:style-name="Table1.A1" office:value-type="string">
            <text:p text:style-name="P27">public Object[] toArray()</text:p>
          </table:table-cell>
          <table:table-cell table:style-name="Table1.A1" office:value-type="string">
            <text:p text:style-name="P27">It converts collection into array.</text:p>
          </table:table-cell>
        </table:table-row>
        <table:table-row>
          <table:table-cell table:style-name="Table1.A1" office:value-type="string">
            <text:p text:style-name="P27">13</text:p>
          </table:table-cell>
          <table:table-cell table:style-name="Table1.A1" office:value-type="string">
            <text:p text:style-name="P27">public &lt;T&gt; T[] toArray(T[] a)</text:p>
          </table:table-cell>
          <table:table-cell table:style-name="Table1.A1" office:value-type="string">
            <text:p text:style-name="P27">It converts collection into array. Here, the runtime type of the returned array is that of the specified array.</text:p>
          </table:table-cell>
        </table:table-row>
        <table:table-row>
          <table:table-cell table:style-name="Table1.A1" office:value-type="string">
            <text:p text:style-name="P27">14</text:p>
          </table:table-cell>
          <table:table-cell table:style-name="Table1.A1" office:value-type="string">
            <text:p text:style-name="P27">public boolean isEmpty()</text:p>
          </table:table-cell>
          <table:table-cell table:style-name="Table1.A1" office:value-type="string">
            <text:p text:style-name="P27">It checks if collection is empty.</text:p>
          </table:table-cell>
        </table:table-row>
        <table:table-row>
          <table:table-cell table:style-name="Table1.A1" office:value-type="string">
            <text:p text:style-name="P27">15</text:p>
          </table:table-cell>
          <table:table-cell table:style-name="Table1.A1" office:value-type="string">
            <text:p text:style-name="P27">default Stream&lt;E&gt; parallelStream()</text:p>
          </table:table-cell>
          <table:table-cell table:style-name="Table1.A1" office:value-type="string">
            <text:p text:style-name="P27">It returns a possibly parallel Stream with the collection as its source.</text:p>
          </table:table-cell>
        </table:table-row>
        <table:table-row>
          <table:table-cell table:style-name="Table1.A1" office:value-type="string">
            <text:p text:style-name="P27">16</text:p>
          </table:table-cell>
          <table:table-cell table:style-name="Table1.A1" office:value-type="string">
            <text:p text:style-name="P27">default Stream&lt;E&gt; stream()</text:p>
          </table:table-cell>
          <table:table-cell table:style-name="Table1.A1" office:value-type="string">
            <text:p text:style-name="P27">It returns a sequential Stream with the collection as its source.</text:p>
          </table:table-cell>
        </table:table-row>
        <table:table-row>
          <table:table-cell table:style-name="Table1.A1" office:value-type="string">
            <text:p text:style-name="P27">17</text:p>
          </table:table-cell>
          <table:table-cell table:style-name="Table1.A1" office:value-type="string">
            <text:p text:style-name="P27">default Spliterator&lt;E&gt; spliterator()</text:p>
          </table:table-cell>
          <table:table-cell table:style-name="Table1.A1" office:value-type="string">
            <text:p text:style-name="P27">It generates a Spliterator over the specified elements in the collection.</text:p>
          </table:table-cell>
        </table:table-row>
        <table:table-row>
          <table:table-cell table:style-name="Table1.A1" office:value-type="string">
            <text:p text:style-name="P27">18</text:p>
          </table:table-cell>
          <table:table-cell table:style-name="Table1.A1" office:value-type="string">
            <text:p text:style-name="P27">public boolean equals(Object element)</text:p>
          </table:table-cell>
          <table:table-cell table:style-name="Table1.A1" office:value-type="string">
            <text:p text:style-name="P27">It matches two collections.</text:p>
          </table:table-cell>
        </table:table-row>
        <table:table-row>
          <table:table-cell table:style-name="Table1.A1" office:value-type="string">
            <text:p text:style-name="P27">19</text:p>
          </table:table-cell>
          <table:table-cell table:style-name="Table1.A1" office:value-type="string">
            <text:p text:style-name="P27">public int hashCode()</text:p>
          </table:table-cell>
          <table:table-cell table:style-name="Table1.A1" office:value-type="string">
            <text:p text:style-name="P27">It returns the hash code number of the collection.</text:p>
          </table:table-cell>
        </table:table-row>
      </table:table>
      <text:p text:style-name="P9"/>
      <text:h text:style-name="P28" text:outline-level="3">Iterator Interface</text:h>
      <text:p text:style-name="P16">Iterator interface provides the facility of iterating the elements in a forward direction only. </text:p>
      <text:h text:style-name="P4" text:outline-level="4">Methods of Iterator interface</text:h>
      <text:p text:style-name="P13">There are only three methods in the Iterator interface. They are: </text:p>
      <text:p text:style-name="P17"><text:span text:style-name="T1">1.</text:span>public boolean hasNext():-It returns true if the iterator has more elements otherwise it returns false.</text:p>
      <text:p text:style-name="P17"><text:span text:style-name="T1">2.</text:span>public Object next():-It returns the element and moves the cursor pointer to the next element.</text:p>
      <text:p text:style-name="P18">3.public void remove():-<text:span text:style-name="T4">I</text:span>t removes the last elements returned by the iterator. It is less used.</text:p>
      <text:h text:style-name="P29" text:outline-level="2"><text:soft-page-break/>Iterable Interface</text:h>
      <text:p text:style-name="P13">The Iterable interface is the root interface for all the collection classes. The Collection interface extends the Iterable interface and therefore all the subclasses of Collection interface also implement the Iterable interface.</text:p>
      <text:p text:style-name="P13">It contains only one abstract method. i.e.,Iterator&lt;T&gt;iterator():-<text:span text:style-name="T4">it returns the iterator over the elements of T.</text:span></text:p>
      <text:p text:style-name="P19">Collection Interface</text:p>
      <text:p text:style-name="P19">List interface is the child interface of Collection interface. It inhibits a list type data structure in which we can store the ordered collection of objects. It can have duplicate values.</text:p>
      <text:p text:style-name="P13">List interface is implemented by the classes ArrayList, LinkedList, Vector, and Stack.</text:p>
      <text:p text:style-name="P13">To instantiate the List interface, we must use :</text:p>
      <text:list xml:id="list4898632662747812881" text:style-name="L3">
        <text:list-item>
          <text:p text:style-name="P25">List &lt;data-type&gt; list1= new ArrayList();</text:p>
        </text:list-item>
        <text:list-item>
          <text:p text:style-name="P25">List &lt;data-type&gt; list2 = new LinkedList();</text:p>
        </text:list-item>
        <text:list-item>
          <text:p text:style-name="P25">List &lt;data-type&gt; list3 = new Vector();</text:p>
        </text:list-item>
        <text:list-item>
          <text:p text:style-name="P20">List &lt;data-type&gt; list4 = new Stack();</text:p>
        </text:list-item>
      </text:list>
      <text:p text:style-name="P13">There are various methods in List interface that can be used to insert, delete, and access the elements from the list.</text:p>
      <text:p text:style-name="P13">The classes that implement the List interface are given below.</text:p>
      <text:h text:style-name="P30" text:outline-level="2">ArrayList</text:h>
      <text:p text:style-name="P21">The ArrayList class implements the List interface. It uses a dynamic array to store the duplicate element of different data types. The ArrayList class maintains the insertion order and is non-synchronized. The elements stored in the ArrayList class can be randomly accessed.</text:p>
      <text:h text:style-name="P30" text:outline-level="2">LinkedList</text:h>
      <text:p text:style-name="P21">LinkedList implements the Collection interface. It uses a doubly linked list internally to store the elements. It can store the duplicate elements. It maintains the insertion order and is not synchronized. In LinkedList, the manipulation is fast because no shifting is required.</text:p>
      <text:h text:style-name="P30" text:outline-level="2"><text:soft-page-break/>Vector</text:h>
      <text:p text:style-name="P21">Vector uses a dynamic array to store the data elements. It is similar to ArrayList. However, It is synchronized and contains many methods that are not the part of Collection framework.</text:p>
      <text:h text:style-name="P30" text:outline-level="2">Stack</text:h>
      <text:p text:style-name="P21">The stack is the subclass of Vector. It implements the last-in-first-out data structure, i.e., Stack. The stack contains all of the methods of Vector class and also provides its methods like boolean push(), boolean peek(), boolean push(object o), which defines its properties.</text:p>
      <text:h text:style-name="P31" text:outline-level="2">Queue Interface</text:h>
      <text:p text:style-name="P13">Queue interface maintains the first-in-first-out order. It can be defined as an ordered list that is used to hold the elements which are about to be processed. There are various classes like PriorityQueue, Deque, and ArrayDeque which implements the Queue interface.</text:p>
      <text:p text:style-name="P22">Queue interface can be instantiated as:</text:p>
      <text:p text:style-name="P22">Queue&lt;String&gt; q1 = new PriorityQueue();</text:p>
      <text:p text:style-name="P22">Queue&lt;String&gt; q2 = new ArrayDeque();</text:p>
      <text:p text:style-name="P13">There are various classes that implement the Queue interface, some of them are given below.</text:p>
      <text:h text:style-name="P30" text:outline-level="2">PriorityQueue</text:h>
      <text:p text:style-name="P13">The PriorityQueue class implements the Queue interface. It holds the elements or objects which are to be processed by their priorities. PriorityQueue doesn't allow null values to be stored in the queue.</text:p>
      <text:p text:style-name="P13"/>
      <text:p text:style-name="P21"/>
      <text:h text:style-name="P30" text:outline-level="2">Deque Interface</text:h>
      <text:p text:style-name="P13">Deque interface extends the Queue interface. In Deque, we can remove and add the elements from both the side. Deque stands for a double-ended queue which enables us to perform the operations at both the ends.</text:p>
      <text:p text:style-name="P13">Deque can be instantiated as:Deque d = new ArrayDeque();</text:p>
      <text:h text:style-name="P30" text:outline-level="2"><text:soft-page-break/>ArrayDeque</text:h>
      <text:p text:style-name="P13">ArrayDeque class implements the Deque interface. It facilitates us to use the Deque. Unlike queue, we can add or delete the elements from both the ends.</text:p>
      <text:p text:style-name="P13">ArrayDeque is faster than ArrayList and Stack and has no capacity restrictions.</text:p>
      <text:h text:style-name="P30" text:outline-level="2">Set Interface</text:h>
      <text:p text:style-name="P13">Set Interface in Java is present in java.util package. It extends the Collection interface. It represents the unordered set of elements which doesn't allow us to store the duplicate items. We can store at most one null value in Set. Set is implemented by HashSet, LinkedHashSet, and TreeSet.</text:p>
      <text:p text:style-name="P13">Set can be instantiated as:</text:p>
      <text:list xml:id="list7769375927699776840" text:style-name="L7">
        <text:list-item>
          <text:p text:style-name="P26">Set&lt;data-type&gt;s1=new HashSet&lt;data-type&gt;();</text:p>
        </text:list-item>
        <text:list-item>
          <text:p text:style-name="P26">Set&lt;data-type&gt;s2=new LinkedHashSet&lt;data-type&gt;();</text:p>
        </text:list-item>
        <text:list-item>
          <text:p text:style-name="P23">Set&lt;data-type&gt;s3=ne<text:span text:style-name="T5">w </text:span>TreeSet&lt;data-type&gt;();</text:p>
        </text:list-item>
      </text:list>
      <text:h text:style-name="P30" text:outline-level="2">HashSet</text:h>
      <text:p text:style-name="P13">HashSet class implements Set Interface. It represents the collection that uses a hash table for storage. Hashing is used to store the elements in the HashSet. It contains unique items.</text:p>
      <text:h text:style-name="P30" text:outline-level="2">LinkedHashSet</text:h>
      <text:p text:style-name="P13">LinkedHashSet class represents the LinkedList implementation of Set Interface. It extends the HashSet class and implements Set interface. Like HashSet, It also contains unique elements. It maintains the insertion order and permits null elements.</text:p>
      <text:h text:style-name="P30" text:outline-level="2">SortedSet Interface</text:h>
      <text:p text:style-name="P13">SortedSet is the alternate of Set interface that provides a total ordering on its elements. The elements of the SortedSet are arranged in the increasing (ascending) order. The SortedSet provides the additional methods that inhibit the natural ordering of the elements.</text:p>
      <text:p text:style-name="P13">The SortedSet can be instantiated as: SortedSet&lt;data-type&gt; set = new TreeSet();</text:p>
      <text:h text:style-name="P30" text:outline-level="2">TreeSet</text:h>
      <text:p text:style-name="P13">Java TreeSet class implements the Set interface that uses a tree for storage. Like HashSet, TreeSet also contains unique elements. However, the access and retrieval time of TreeSet is quite fast. The elements in TreeSet stored in ascending order.</text:p>
      <text:p text:style-name="P13"><text:soft-page-break/></text:p>
      <text:p text:style-name="Text_20_body"/>
      <text:p text:style-name="Text_20_body"/>
      <text:p text:style-name="Text_20_body"/>
      <text:p text:style-name="Text_20_body"/>
      <text:p text:style-name="Text_20_body"/>
      <text:p text:style-name="Text_20_body"/>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4T16:47:27.976678123</meta:creation-date>
    <dc:date>2021-01-04T17:13:58.442498540</dc:date>
    <meta:editing-duration>PT5M27S</meta:editing-duration>
    <meta:editing-cycles>2</meta:editing-cycles>
    <meta:generator>LibreOffice/5.1.6.2$Linux_X86_64 LibreOffice_project/10m0$Build-2</meta:generator>
    <meta:document-statistic meta:table-count="1" meta:image-count="0" meta:object-count="0" meta:page-count="6" meta:paragraph-count="131" meta:word-count="1239" meta:character-count="8077" meta:non-whitespace-character-count="6969"/>
  </office:meta>
</office:document-meta>
</file>